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body>
    <office:text>
      <text:h text:style-name="Heading_20_1" text:outline-level="1"><text:bookmark-start text:name="executive-summary"/>Executive Summary<text:bookmark-end text:name="executive-summary"/></text:h>
      <text:p text:style-name="First_20_paragraph">Manager with 5 years of experience (28 years overall) guiding teams through challenging conditions, ranging from technical challenges through COVID-19 related challenges. I have kept my team together, and we have thrived on the challenges of taking care of the data for a $200 million company. Most importantly, all of this has been done while keeping an eye on our budget, making sure to keep our costs down to keep the company profitable right through COVID-19.</text:p>
      <text:h text:style-name="Heading_20_1" text:outline-level="1"><text:bookmark-start text:name="relevant-technical-skills"/>Relevant Technical Skills<text:bookmark-end text:name="relevant-technical-skills"/></text:h>
      <text:list text:style-name="L1">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
      <text:h text:style-name="Heading_20_1" text:outline-level="1"><text:bookmark-start text:name="job-history"/>Job History<text:bookmark-end text:name="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list text:style-name="L2">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Split data management team into data platform and data product development.</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Insituted and formalized processes and procedures for the team.</text:p>
        </text:list-item>
        <text:list-item>
          <text:p text:style-name="P3">Planned capacity to ensure we could handle incoming data throughout the year.</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3">Conducted interviews for my team and for teams that work closely with my team.</text:p>
        </text:list-item>
        <text:list-item>
          <text:p text:style-name="P3">Automated distribution of incident reports to all affected parties.</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Onboarded new team members, helping them to fully integrate into the team.</text:p>
        </text:list-item>
        <text:list-item>
          <text:p text:style-name="P3">Held weekly 1 on 1 meetings with team members.</text:p>
        </text:list-item>
        <text:list-item>
          <text:p text:style-name="P3">Developed new stories (including estimates) for our <text:a xlink:type="simple" xlink:href="https://www.atlassian.com/software/jira" office:name=""><text:span text:style-name="Definition">Jira</text:span></text:a> board.</text:p>
        </text:list-item>
        <text:list-item>
          <text:p text:style-name="P3">Prioritized tickets for our <text:a xlink:type="simple" xlink:href="https://www.atlassian.com/software/jira" office:name=""><text:span text:style-name="Definition">Jira</text:span></text:a> board.</text:p>
        </text:list-item>
        <text:list-item>
          <text:p text:style-name="P3">Passed annual HIPAA training for data protection.</text:p>
        </text:list-item>
        <text:list-item>
          <text:p text:style-name="P3">Developed roadmap for the Data Platform team.</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Collaborated with other teams to help them use the systems to find the data they need.</text:p>
        </text:list-item>
        <text:list-item>
          <text:p text:style-name="P4">Worked with other teams to define and then implement needed features for our internal ETL pipeline framework.</text:p>
        </text:list-item>
        <text:list-item>
          <text:p text:style-name="P4">Participated in on-call rotation.</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list text:style-name="L6">
        <text:list-item>
          <text:p text:style-name="P6">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6">Organized weekly meetings for members of the frontend (OTGUI) team, providing a chance to discuss (in depth) the issues the team was facing.</text:p>
        </text:list-item>
      </text:list>
      <text:h text:style-name="Heading_20_2" text:outline-level="2"><text:bookmark-start text:name="choopa.com---developer"/>Choopa.com - Developer<text:bookmark-end text:name="choopa.com---developer"/></text:h>
      <text:p text:style-name="First_20_paragraph">Sayreville, NJ - Jan 2012 - May 2012</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3-02T20:07:04Z</meta:creation-date>
    <dc:date>2025-03-02T20:07:04Z</dc:date>
  </office:meta>
</office:document-meta>
</file>